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Schoolbook L" fo:font-size="15pt" officeooo:rsid="001890d0" officeooo:paragraph-rsid="001890d0" style:font-size-asian="13.1000003814697pt" style:font-size-complex="15pt"/>
    </style:style>
    <style:style style:name="P2" style:family="paragraph" style:parent-style-name="Standard" style:list-style-name="L2">
      <style:paragraph-properties fo:text-align="start" style:justify-single-word="false"/>
      <style:text-properties style:font-name="Century Schoolbook L" fo:font-size="15pt" officeooo:rsid="001890d0" officeooo:paragraph-rsid="001890d0" style:font-size-asian="13.1000003814697pt" style:font-size-complex="15pt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Century Schoolbook L" fo:font-size="15pt" officeooo:rsid="001890d0" officeooo:paragraph-rsid="001a66fe" style:font-size-asian="13.1000003814697pt" style:font-size-complex="15pt"/>
    </style:style>
    <style:style style:name="P4" style:family="paragraph" style:parent-style-name="Standard" style:list-style-name="L3">
      <style:paragraph-properties fo:text-align="start" style:justify-single-word="false"/>
      <style:text-properties style:font-name="Century Schoolbook L" fo:font-size="15pt" officeooo:rsid="001890d0" officeooo:paragraph-rsid="001890d0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style:font-name="Century Schoolbook L" fo:font-size="15pt" officeooo:rsid="001890d0" officeooo:paragraph-rsid="001a66fe" style:font-size-asian="13.1000003814697pt" style:font-size-complex="15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Century Schoolbook L" fo:font-size="15pt" officeooo:rsid="001cc742" officeooo:paragraph-rsid="001cc742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style:font-name="Century Schoolbook L" fo:font-size="15pt" officeooo:rsid="001d9e5a" officeooo:paragraph-rsid="001d9e5a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style:font-name="Century Schoolbook L" fo:font-size="15pt" officeooo:rsid="00216ad6" officeooo:paragraph-rsid="00216ad6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style:font-name="Century Schoolbook L" fo:font-size="15pt" officeooo:rsid="0021c85f" officeooo:paragraph-rsid="0021c85f" style:font-size-asian="13.1000003814697pt" style:font-size-complex="15pt"/>
    </style:style>
    <style:style style:name="P10" style:family="paragraph" style:parent-style-name="Standard">
      <style:paragraph-properties fo:text-align="start" style:justify-single-word="false"/>
      <style:text-properties style:font-name="Century Schoolbook L" fo:font-size="15pt" officeooo:rsid="0021d738" officeooo:paragraph-rsid="0021d738" style:font-size-asian="13.1000003814697pt" style:font-size-complex="15pt"/>
    </style:style>
    <style:style style:name="P11" style:family="paragraph" style:parent-style-name="Standard">
      <style:paragraph-properties fo:text-align="start" style:justify-single-word="false"/>
      <style:text-properties style:font-name="Century Schoolbook L" fo:font-size="15pt" officeooo:rsid="002365be" officeooo:paragraph-rsid="002365be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style:font-name="Century Schoolbook L" fo:font-size="15pt" officeooo:rsid="002525fe" officeooo:paragraph-rsid="002525fe" style:font-size-asian="13.1000003814697pt" style:font-size-complex="15pt"/>
    </style:style>
    <style:style style:name="P13" style:family="paragraph" style:parent-style-name="Standard">
      <style:paragraph-properties fo:text-align="start" style:justify-single-word="false"/>
      <style:text-properties style:font-name="Century Schoolbook L" fo:font-size="15pt" officeooo:rsid="0026a108" officeooo:paragraph-rsid="0026a108" style:font-size-asian="13.1000003814697pt" style:font-size-complex="15pt"/>
    </style:style>
    <style:style style:name="P14" style:family="paragraph" style:parent-style-name="Standard">
      <style:paragraph-properties fo:text-align="start" style:justify-single-word="false"/>
      <style:text-properties style:font-name="Century Schoolbook L" fo:font-size="15pt" officeooo:rsid="00284534" officeooo:paragraph-rsid="00284534" style:font-size-asian="13.1000003814697pt" style:font-size-complex="15pt"/>
    </style:style>
    <style:style style:name="P15" style:family="paragraph" style:parent-style-name="Standard">
      <style:paragraph-properties fo:text-align="start" style:justify-single-word="false"/>
      <style:text-properties style:font-name="Century Schoolbook L" fo:font-size="15pt" officeooo:rsid="002a0225" officeooo:paragraph-rsid="002a0225" style:font-size-asian="13.1000003814697pt" style:font-size-complex="15pt"/>
    </style:style>
    <style:style style:name="T1" style:family="text">
      <style:text-properties officeooo:rsid="001a66fe"/>
    </style:style>
    <style:style style:name="T2" style:family="text">
      <style:text-properties officeooo:rsid="001c5aaa"/>
    </style:style>
    <style:style style:name="T3" style:family="text">
      <style:text-properties officeooo:rsid="001d431e"/>
    </style:style>
    <style:style style:name="T4" style:family="text">
      <style:text-properties officeooo:rsid="001dd4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spaces, Cgroups and OS virtualization</text:p>
      <text:p text:style-name="P1"/>
      <text:p text:style-name="P1"/>
      <text:list xml:id="list914525819644518034" text:style-name="L3">
        <text:list-item>
          <text:p text:style-name="P4">six namespaces implemented, four going to be implemented.</text:p>
          <text:p text:style-name="P4">mnt, net, ipc, uts, user, pid</text:p>
        </text:list-item>
      </text:list>
      <text:list xml:id="list8095958584675313012" text:style-name="L2">
        <text:list-item>
          <text:p text:style-name="P2">system call: setns() → nsenter: used to set process in ns.</text:p>
        </text:list-item>
        <text:list-item>
          <text:p text:style-name="P3">Command to process virtualization: unshare, ipcs, <text:span text:style-name="T2">mount</text:span></text:p>
          <text:p text:style-name="P6">man 2 setns: man man <text:span text:style-name="T3">for different level's explain.</text:span></text:p>
          <text:p text:style-name="P3"/>
        </text:list-item>
        <text:list-item>
          <text:p text:style-name="P3"><text:span text:style-name="T1">Echo $$; ipcs; <text:s/>unshare --ipc /bin/bash; ipcmk –queue</text:span></text:p>
        </text:list-item>
      </text:list>
      <text:p text:style-name="P5"/>
      <text:p text:style-name="P7">cgroups (control groups) subsystem is a Resource Management solution <text:s/>providing a generic process-grouping framework. <text:s/><text:span text:style-name="T4">Namespaces provide per process resource isolation solution, cgroups provide resource management solution(handling groups).</text:span></text:p>
      <text:p text:style-name="P7"/>
      <text:p text:style-name="P7"/>
      <text:p text:style-name="P8">Fdisk: <text:s/>a dialog-driven program for creation and manipulation of partition tables.</text:p>
      <text:p text:style-name="P9">Fsadm</text:p>
      <text:p text:style-name="P9">vgs</text:p>
      <text:p text:style-name="P9">pvdisplay</text:p>
      <text:p text:style-name="P10">resize2fs</text:p>
      <text:p text:style-name="P11">mkfs</text:p>
      <text:p text:style-name="P11">parted</text:p>
      <text:p text:style-name="P11">fstab</text:p>
      <text:p text:style-name="P11">blkid -o list</text:p>
      <text:p text:style-name="P12">lsblk</text:p>
      <text:p text:style-name="P13">df</text:p>
      <text:p text:style-name="P13">cat /proc/partitions</text:p>
      <text:p text:style-name="P13">quotacheck</text:p>
      <text:p text:style-name="P14">mdadm</text:p>
      <text:p text:style-name="P14">setfacl</text:p>
      <text:p text:style-name="P14"/>
      <text:p text:style-name="P15">5 storage driver presentation: <text:s text:c="2"/>http://dockone.io/article/1513 </text:p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0:21:47.426234121</meta:creation-date>
    <dc:date>2017-08-04T09:22:38.410157338</dc:date>
    <meta:editing-duration>PT16H44M22S</meta:editing-duration>
    <meta:editing-cycles>3</meta:editing-cycles>
    <meta:generator>LibreOffice/5.0.6.2$Linux_X86_64 LibreOffice_project/00$Build-2</meta:generator>
    <meta:document-statistic meta:table-count="0" meta:image-count="0" meta:object-count="0" meta:page-count="2" meta:paragraph-count="25" meta:word-count="122" meta:character-count="841" meta:non-whitespace-character-count="744"/>
  </office:meta>
</office:document-meta>
</file>